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76in" svg:y="3.3752in">
            <draw:object draw:notify-on-update-of-ranges="Sheet1.A1:Sheet1.A10 Sheet1.B1:Sheet1.B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2.9236in" svg:y="2.6122in">
            <draw:object draw:notify-on-update-of-ranges="Sheet1.C1:Sheet1.C10 Sheet1.D1:Sheet1.D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5.3146in" svg:y="2.7791in">
            <draw:object draw:notify-on-update-of-ranges="Sheet1.E1:Sheet1.E10 Sheet1.F1:Sheet1.F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ce1"/>
        <table:table-row table:style-name="ro1">
          <table:table-cell office:value-type="percentage" office:value="0.0645971402770461">
            <text:p>6.46%</text:p>
          </table:table-cell>
          <table:table-cell office:value-type="percentage" office:value="0.583867521367521">
            <text:p>58.39%</text:p>
          </table:table-cell>
          <table:table-cell office:value-type="percentage" office:value="0.192719670295201">
            <text:p>19.27%</text:p>
          </table:table-cell>
          <table:table-cell office:value-type="percentage" office:value="0.641707920792079">
            <text:p>64.17%</text:p>
          </table:table-cell>
          <table:table-cell office:value-type="percentage" office:value="0.128969915921374">
            <text:p>12.90%</text:p>
          </table:table-cell>
          <table:table-cell office:value-type="percentage" office:value="0.624426605504587">
            <text:p>62.44%</text:p>
          </table:table-cell>
        </table:table-row>
        <table:table-row table:style-name="ro1">
          <table:table-cell office:value-type="percentage" office:value="0.222390525608312">
            <text:p>22.24%</text:p>
          </table:table-cell>
          <table:table-cell office:value-type="percentage" office:value="0.604755784061697">
            <text:p>60.48%</text:p>
          </table:table-cell>
          <table:table-cell office:value-type="percentage" office:value="0.330435727384332">
            <text:p>33.04%</text:p>
          </table:table-cell>
          <table:table-cell office:value-type="percentage" office:value="0.634328358208955">
            <text:p>63.43%</text:p>
          </table:table-cell>
          <table:table-cell office:value-type="percentage" office:value="0.225998050429924">
            <text:p>22.60%</text:p>
          </table:table-cell>
          <table:table-cell office:value-type="percentage" office:value="0.609032258064516">
            <text:p>60.90%</text:p>
          </table:table-cell>
        </table:table-row>
        <table:table-row table:style-name="ro1">
          <table:table-cell office:value-type="percentage" office:value="0.273149537792988">
            <text:p>27.31%</text:p>
          </table:table-cell>
          <table:table-cell office:value-type="percentage" office:value="0.68707015130674">
            <text:p>68.71%</text:p>
          </table:table-cell>
          <table:table-cell office:value-type="percentage" office:value="0.386383379930136">
            <text:p>38.64%</text:p>
          </table:table-cell>
          <table:table-cell office:value-type="percentage" office:value="0.586319218241042">
            <text:p>58.63%</text:p>
          </table:table-cell>
          <table:table-cell office:value-type="percentage" office:value="0.288133121626602">
            <text:p>28.81%</text:p>
          </table:table-cell>
          <table:table-cell office:value-type="percentage" office:value="0.668539325842697">
            <text:p>66.85%</text:p>
          </table:table-cell>
        </table:table-row>
        <table:table-row table:style-name="ro1">
          <table:table-cell office:value-type="percentage" office:value="0.302490670108896">
            <text:p>30.25%</text:p>
          </table:table-cell>
          <table:table-cell office:value-type="percentage" office:value="0.651146131805158">
            <text:p>65.11%</text:p>
          </table:table-cell>
          <table:table-cell office:value-type="percentage" office:value="0.462785501021362">
            <text:p>46.28%</text:p>
          </table:table-cell>
          <table:table-cell office:value-type="percentage" office:value="0.577137546468402">
            <text:p>57.71%</text:p>
          </table:table-cell>
          <table:table-cell office:value-type="percentage" office:value="0.353444792634186">
            <text:p>35.34%</text:p>
          </table:table-cell>
          <table:table-cell office:value-type="percentage" office:value="0.599690880989181">
            <text:p>59.97%</text:p>
          </table:table-cell>
        </table:table-row>
        <table:table-row table:style-name="ro1">
          <table:table-cell office:value-type="percentage" office:value="0.348966555260661">
            <text:p>34.90%</text:p>
          </table:table-cell>
          <table:table-cell office:value-type="percentage" office:value="0.624233128834356">
            <text:p>62.42%</text:p>
          </table:table-cell>
          <table:table-cell office:value-type="percentage" office:value="0.692653326631391">
            <text:p>69.27%</text:p>
          </table:table-cell>
          <table:table-cell office:value-type="percentage" office:value="0.650974025974026">
            <text:p>65.10%</text:p>
          </table:table-cell>
          <table:table-cell office:value-type="percentage" office:value="0.389656169785627">
            <text:p>38.97%</text:p>
          </table:table-cell>
          <table:table-cell office:value-type="percentage" office:value="0.589198036006547">
            <text:p>58.92%</text:p>
          </table:table-cell>
        </table:table-row>
        <table:table-row table:style-name="ro1">
          <table:table-cell office:value-type="percentage" office:value="0.405517093450605">
            <text:p>40.55%</text:p>
          </table:table-cell>
          <table:table-cell office:value-type="percentage" office:value="0.588235294117647">
            <text:p>58.82%</text:p>
          </table:table-cell>
          <table:table-cell office:value-type="percentage" office:value="0.693798986146108">
            <text:p>69.38%</text:p>
          </table:table-cell>
          <table:table-cell office:value-type="percentage" office:value="0.653094462540717">
            <text:p>65.31%</text:p>
          </table:table-cell>
          <table:table-cell office:value-type="percentage" office:value="0.491779770945044">
            <text:p>49.18%</text:p>
          </table:table-cell>
          <table:table-cell office:value-type="percentage" office:value="0.588408644400786">
            <text:p>58.84%</text:p>
          </table:table-cell>
        </table:table-row>
        <table:table-row table:style-name="ro1">
          <table:table-cell office:value-type="percentage" office:value="0.429803695677209">
            <text:p>42.98%</text:p>
          </table:table-cell>
          <table:table-cell office:value-type="percentage" office:value="0.621716287215412">
            <text:p>62.17%</text:p>
          </table:table-cell>
          <table:table-cell office:value-type="percentage" office:value="0.696014226039699">
            <text:p>69.60%</text:p>
          </table:table-cell>
          <table:table-cell office:value-type="percentage" office:value="0.648026315789474">
            <text:p>64.80%</text:p>
          </table:table-cell>
          <table:table-cell office:value-type="percentage" office:value="0.520871126343348">
            <text:p>52.09%</text:p>
          </table:table-cell>
          <table:table-cell office:value-type="percentage" office:value="0.565625">
            <text:p>56.56%</text:p>
          </table:table-cell>
        </table:table-row>
        <table:table-row table:style-name="ro1">
          <table:table-cell office:value-type="percentage" office:value="0.489235683512942">
            <text:p>48.92%</text:p>
          </table:table-cell>
          <table:table-cell office:value-type="percentage" office:value="0.607632093933464">
            <text:p>60.76%</text:p>
          </table:table-cell>
          <table:table-cell office:value-type="percentage" office:value="0.847467810895962">
            <text:p>84.75%</text:p>
          </table:table-cell>
          <table:table-cell office:value-type="percentage" office:value="0.702614379084967">
            <text:p>70.26%</text:p>
          </table:table-cell>
          <table:table-cell office:value-type="percentage" office:value="0.615739651676488">
            <text:p>61.57%</text:p>
          </table:table-cell>
          <table:table-cell office:value-type="percentage" office:value="0.581818181818182">
            <text:p>58.18%</text:p>
          </table:table-cell>
        </table:table-row>
        <table:table-row table:style-name="ro1">
          <table:table-cell office:value-type="percentage" office:value="0.533933405095219">
            <text:p>53.39%</text:p>
          </table:table-cell>
          <table:table-cell office:value-type="percentage" office:value="0.599571734475375">
            <text:p>59.96%</text:p>
          </table:table-cell>
          <table:table-cell office:value-type="percentage" office:value="0.973700737401724">
            <text:p>97.37%</text:p>
          </table:table-cell>
          <table:table-cell office:value-type="percentage" office:value="0.759259259259259">
            <text:p>75.93%</text:p>
          </table:table-cell>
          <table:table-cell office:value-type="percentage" office:value="0.914519617226167">
            <text:p>91.45%</text:p>
          </table:table-cell>
          <table:table-cell office:value-type="percentage" office:value="0.691860465116279">
            <text:p>69.19%</text:p>
          </table:table-cell>
        </table:table-row>
        <table:table-row table:style-name="ro1">
          <table:table-cell office:value-type="percentage" office:value="0.728996474006908">
            <text:p>72.90%</text:p>
          </table:table-cell>
          <table:table-cell office:value-type="percentage" office:value="0.672794117647059">
            <text:p>67.28%</text:p>
          </table:table-cell>
          <table:table-cell office:value-type="percentage" office:value="0.993715472848457">
            <text:p>99.37%</text:p>
          </table:table-cell>
          <table:table-cell office:value-type="percentage" office:value="0.857142857142857">
            <text:p>85.71%</text:p>
          </table:table-cell>
          <table:table-cell office:value-type="percentage" office:value="0.965768393975531">
            <text:p>96.58%</text:p>
          </table:table-cell>
          <table:table-cell office:value-type="percentage" office:value="0.7">
            <text:p>70.00%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E1:Sheet1.F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an </meta:initial-creator>
    <meta:creation-date>2012-09-21T11:07:55</meta:creation-date>
    <dc:date>2012-09-21T11:26:55</dc:date>
    <dc:creator>chuan </dc:creator>
    <meta:editing-duration>P0D</meta:editing-duration>
    <meta:editing-cycles>1</meta:editing-cycles>
    <meta:document-statistic meta:table-count="3" meta:cell-count="60" meta:object-count="3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71cm" svg:y="0.316cm" chart:style-name="ch2">
          <text:p>Accuracy-Proportion Chart</text:p>
        </chart:title>
        <chart:subtitle svg:x="6.104cm" svg:y="1.275cm" chart:style-name="ch3">
          <text:p>2000 freq + stopword</text:p>
        </chart:subtitle>
        <chart:plot-area chart:style-name="ch4" table:cell-range-address="Sheet1.A1:Sheet1.B10" chart:data-source-has-labels="column" svg:x="1.331cm" svg:y="2.318cm" svg:width="14.029cm" svg:height="5.521cm">
          <chartooo:coordinate-region svg:x="2.746cm" svg:y="2.518cm" svg:width="12.03cm" svg:height="4.675cm"/>
          <chart:axis chart:dimension="x" chart:name="primary-x" chart:style-name="ch5" chartooo:axis-type="auto">
            <chartooo:date-scale/>
            <chart:title svg:x="6.938cm" svg:y="8.019cm" chart:style-name="ch6">
              <text:p>train set proportion</text:p>
            </chart:title>
            <chart:categories table:cell-range-address="Sheet1.A1:Sheet1.A10"/>
          </chart:axis>
          <chart:axis chart:dimension="y" chart:name="primary-y" chart:style-name="ch5">
            <chart:title svg:x="0.451cm" svg:y="5.783cm" chart:style-name="ch7">
              <text:p>accuracy</text:p>
            </chart:title>
            <chart:grid chart:style-name="ch8" chart:class="major"/>
          </chart:axis>
          <chart:series chart:style-name="ch9" chart:values-cell-range-address="Sheet1.B1:Sheet1.B1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645971402770461">
                <text:p>0</text:p>
                <draw:g>
                  <svg:desc>Sheet1.A1:Sheet1.A10</svg:desc>
                </draw:g>
              </table:table-cell>
              <table:table-cell office:value-type="float" office:value="0.583867521367521">
                <text:p>0.583867521367521</text:p>
                <draw:g>
                  <svg:desc>Sheet1.B1:Sheet1.B10</svg:desc>
                </draw:g>
              </table:table-cell>
            </table:table-row>
            <table:table-row>
              <table:table-cell office:value-type="float" office:value="0.222390525608312">
                <text:p>0</text:p>
              </table:table-cell>
              <table:table-cell office:value-type="float" office:value="0.604755784061697">
                <text:p>0.604755784061697</text:p>
              </table:table-cell>
            </table:table-row>
            <table:table-row>
              <table:table-cell office:value-type="float" office:value="0.273149537792988">
                <text:p>0</text:p>
              </table:table-cell>
              <table:table-cell office:value-type="float" office:value="0.68707015130674">
                <text:p>0.68707015130674</text:p>
              </table:table-cell>
            </table:table-row>
            <table:table-row>
              <table:table-cell office:value-type="float" office:value="0.302490670108896">
                <text:p>0</text:p>
              </table:table-cell>
              <table:table-cell office:value-type="float" office:value="0.651146131805158">
                <text:p>0.651146131805158</text:p>
              </table:table-cell>
            </table:table-row>
            <table:table-row>
              <table:table-cell office:value-type="float" office:value="0.348966555260661">
                <text:p>0</text:p>
              </table:table-cell>
              <table:table-cell office:value-type="float" office:value="0.624233128834356">
                <text:p>0.624233128834356</text:p>
              </table:table-cell>
            </table:table-row>
            <table:table-row>
              <table:table-cell office:value-type="float" office:value="0.405517093450605">
                <text:p>0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float" office:value="0.429803695677209">
                <text:p>0</text:p>
              </table:table-cell>
              <table:table-cell office:value-type="float" office:value="0.621716287215412">
                <text:p>0.621716287215412</text:p>
              </table:table-cell>
            </table:table-row>
            <table:table-row>
              <table:table-cell office:value-type="float" office:value="0.489235683512942">
                <text:p>0</text:p>
              </table:table-cell>
              <table:table-cell office:value-type="float" office:value="0.607632093933464">
                <text:p>0.607632093933464</text:p>
              </table:table-cell>
            </table:table-row>
            <table:table-row>
              <table:table-cell office:value-type="float" office:value="0.533933405095219">
                <text:p>0</text:p>
              </table:table-cell>
              <table:table-cell office:value-type="float" office:value="0.599571734475375">
                <text:p>0.599571734475375</text:p>
              </table:table-cell>
            </table:table-row>
            <table:table-row>
              <table:table-cell office:value-type="float" office:value="0.728996474006908">
                <text:p>0</text:p>
              </table:table-cell>
              <table:table-cell office:value-type="float" office:value="0.672794117647059">
                <text:p>0.6727941176470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27cm" svg:y="0.316cm" chart:style-name="ch2">
          <text:p>Accuracy-Prop Chart</text:p>
        </chart:title>
        <chart:subtitle svg:x="6.58cm" svg:y="1.275cm" chart:style-name="ch3">
          <text:p>4000 freq+word</text:p>
        </chart:subtitle>
        <chart:plot-area chart:style-name="ch4" table:cell-range-address="Sheet1.C1:Sheet1.D10" chart:data-source-has-labels="column" svg:x="1.331cm" svg:y="2.318cm" svg:width="14.029cm" svg:height="5.521cm">
          <chartooo:coordinate-region svg:x="2.746cm" svg:y="2.518cm" svg:width="12.03cm" svg:height="4.674cm"/>
          <chart:axis chart:dimension="x" chart:name="primary-x" chart:style-name="ch5" chartooo:axis-type="auto">
            <chartooo:date-scale/>
            <chart:title svg:x="6.938cm" svg:y="8.019cm" chart:style-name="ch6">
              <text:p>train set proportion</text:p>
            </chart:title>
            <chart:categories table:cell-range-address="Sheet1.C1:Sheet1.C10"/>
          </chart:axis>
          <chart:axis chart:dimension="y" chart:name="primary-y" chart:style-name="ch5">
            <chart:title svg:x="0.451cm" svg:y="5.783cm" chart:style-name="ch7">
              <text:p>accuracy</text:p>
            </chart:title>
            <chart:grid chart:style-name="ch8" chart:class="major"/>
          </chart:axis>
          <chart:series chart:style-name="ch9" chart:values-cell-range-address="Sheet1.D1:Sheet1.D1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192719670295201">
                <text:p>0</text:p>
                <draw:g>
                  <svg:desc>Sheet1.C1:Sheet1.C10</svg:desc>
                </draw:g>
              </table:table-cell>
              <table:table-cell office:value-type="float" office:value="0.641707920792079">
                <text:p>0.641707920792079</text:p>
                <draw:g>
                  <svg:desc>Sheet1.D1:Sheet1.D10</svg:desc>
                </draw:g>
              </table:table-cell>
            </table:table-row>
            <table:table-row>
              <table:table-cell office:value-type="float" office:value="0.330435727384332">
                <text:p>0</text:p>
              </table:table-cell>
              <table:table-cell office:value-type="float" office:value="0.634328358208955">
                <text:p>0.634328358208955</text:p>
              </table:table-cell>
            </table:table-row>
            <table:table-row>
              <table:table-cell office:value-type="float" office:value="0.386383379930136">
                <text:p>0</text:p>
              </table:table-cell>
              <table:table-cell office:value-type="float" office:value="0.586319218241042">
                <text:p>0.586319218241042</text:p>
              </table:table-cell>
            </table:table-row>
            <table:table-row>
              <table:table-cell office:value-type="float" office:value="0.462785501021362">
                <text:p>0</text:p>
              </table:table-cell>
              <table:table-cell office:value-type="float" office:value="0.577137546468402">
                <text:p>0.577137546468402</text:p>
              </table:table-cell>
            </table:table-row>
            <table:table-row>
              <table:table-cell office:value-type="float" office:value="0.692653326631391">
                <text:p>0</text:p>
              </table:table-cell>
              <table:table-cell office:value-type="float" office:value="0.650974025974026">
                <text:p>0.650974025974026</text:p>
              </table:table-cell>
            </table:table-row>
            <table:table-row>
              <table:table-cell office:value-type="float" office:value="0.693798986146108">
                <text:p>0</text:p>
              </table:table-cell>
              <table:table-cell office:value-type="float" office:value="0.653094462540717">
                <text:p>0.653094462540717</text:p>
              </table:table-cell>
            </table:table-row>
            <table:table-row>
              <table:table-cell office:value-type="float" office:value="0.696014226039699">
                <text:p>0</text:p>
              </table:table-cell>
              <table:table-cell office:value-type="float" office:value="0.648026315789474">
                <text:p>0.648026315789474</text:p>
              </table:table-cell>
            </table:table-row>
            <table:table-row>
              <table:table-cell office:value-type="float" office:value="0.847467810895962">
                <text:p>0</text:p>
              </table:table-cell>
              <table:table-cell office:value-type="float" office:value="0.702614379084967">
                <text:p>0.702614379084967</text:p>
              </table:table-cell>
            </table:table-row>
            <table:table-row>
              <table:table-cell office:value-type="float" office:value="0.973700737401724">
                <text:p>0</text:p>
              </table:table-cell>
              <table:table-cell office:value-type="float" office:value="0.759259259259259">
                <text:p>0.759259259259259</text:p>
              </table:table-cell>
            </table:table-row>
            <table:table-row>
              <table:table-cell office:value-type="float" office:value="0.993715472848457">
                <text:p>0</text:p>
              </table:table-cell>
              <table:table-cell office:value-type="float" office:value="0.857142857142857">
                <text:p>0.8571428571428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27cm" svg:y="0.316cm" chart:style-name="ch2">
          <text:p>Accuracy-Prop Chart</text:p>
        </chart:title>
        <chart:subtitle svg:x="6.766cm" svg:y="1.275cm" chart:style-name="ch3">
          <text:p>6000 train set</text:p>
        </chart:subtitle>
        <chart:legend chart:legend-position="end" svg:x="13.173cm" svg:y="4.201cm" style:legend-expansion="high" chart:style-name="ch4"/>
        <chart:plot-area chart:style-name="ch5" table:cell-range-address="Sheet1.E1:Sheet1.F10" chart:data-source-has-labels="column" svg:x="1.331cm" svg:y="2.318cm" svg:width="11.203cm" svg:height="5.521cm">
          <chartooo:coordinate-region svg:x="2.746cm" svg:y="2.518cm" svg:width="9.204cm" svg:height="4.276cm"/>
          <chart:axis chart:dimension="x" chart:name="primary-x" chart:style-name="ch6" chartooo:axis-type="auto">
            <chartooo:date-scale/>
            <chart:title svg:x="5.525cm" svg:y="8.019cm" chart:style-name="ch7">
              <text:p>train set proportion</text:p>
            </chart:title>
            <chart:categories table:cell-range-address="Sheet1.E1:Sheet1.E10"/>
          </chart:axis>
          <chart:axis chart:dimension="y" chart:name="primary-y" chart:style-name="ch6">
            <chart:title svg:x="0.451cm" svg:y="5.783cm" chart:style-name="ch8">
              <text:p>accuracy</text:p>
            </chart:title>
            <chart:grid chart:style-name="ch9" chart:class="major"/>
          </chart:axis>
          <chart:series chart:style-name="ch10" chart:values-cell-range-address="Sheet1.F1:Sheet1.F1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.128969915921374">
                <text:p>0</text:p>
                <draw:g>
                  <svg:desc>Sheet1.E1:Sheet1.E10</svg:desc>
                </draw:g>
              </table:table-cell>
              <table:table-cell office:value-type="float" office:value="0.624426605504587">
                <text:p>0.624426605504587</text:p>
                <draw:g>
                  <svg:desc>Sheet1.F1:Sheet1.F10</svg:desc>
                </draw:g>
              </table:table-cell>
            </table:table-row>
            <table:table-row>
              <table:table-cell office:value-type="float" office:value="0.225998050429924">
                <text:p>0</text:p>
              </table:table-cell>
              <table:table-cell office:value-type="float" office:value="0.609032258064516">
                <text:p>0.609032258064516</text:p>
              </table:table-cell>
            </table:table-row>
            <table:table-row>
              <table:table-cell office:value-type="float" office:value="0.288133121626602">
                <text:p>0</text:p>
              </table:table-cell>
              <table:table-cell office:value-type="float" office:value="0.668539325842697">
                <text:p>0.668539325842697</text:p>
              </table:table-cell>
            </table:table-row>
            <table:table-row>
              <table:table-cell office:value-type="float" office:value="0.353444792634186">
                <text:p>0</text:p>
              </table:table-cell>
              <table:table-cell office:value-type="float" office:value="0.599690880989181">
                <text:p>0.599690880989181</text:p>
              </table:table-cell>
            </table:table-row>
            <table:table-row>
              <table:table-cell office:value-type="float" office:value="0.389656169785627">
                <text:p>0</text:p>
              </table:table-cell>
              <table:table-cell office:value-type="float" office:value="0.589198036006547">
                <text:p>0.589198036006547</text:p>
              </table:table-cell>
            </table:table-row>
            <table:table-row>
              <table:table-cell office:value-type="float" office:value="0.491779770945044">
                <text:p>0</text:p>
              </table:table-cell>
              <table:table-cell office:value-type="float" office:value="0.588408644400786">
                <text:p>0.588408644400786</text:p>
              </table:table-cell>
            </table:table-row>
            <table:table-row>
              <table:table-cell office:value-type="float" office:value="0.520871126343348">
                <text:p>0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float" office:value="0.615739651676488">
                <text:p>0</text:p>
              </table:table-cell>
              <table:table-cell office:value-type="float" office:value="0.581818181818182">
                <text:p>0.581818181818182</text:p>
              </table:table-cell>
            </table:table-row>
            <table:table-row>
              <table:table-cell office:value-type="float" office:value="0.914519617226167">
                <text:p>0</text:p>
              </table:table-cell>
              <table:table-cell office:value-type="float" office:value="0.691860465116279">
                <text:p>0.691860465116279</text:p>
              </table:table-cell>
            </table:table-row>
            <table:table-row>
              <table:table-cell office:value-type="float" office:value="0.965768393975531">
                <text:p>0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